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US" officeooo:rsid="00207056" officeooo:paragraph-rsid="00207056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5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8b3f2" officeooo:paragraph-rsid="0018b3f2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P22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23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4" style:family="paragraph" style:parent-style-name="Standard">
      <style:text-properties fo:font-size="15pt" fo:language="zxx" fo:country="none" officeooo:rsid="0018b3f2" officeooo:paragraph-rsid="0018b3f2" style:font-size-asian="15pt" style:language-asian="zxx" style:country-asian="none" style:font-size-complex="15pt" style:language-complex="zxx" style:country-complex="none"/>
    </style:style>
    <style:style style:name="P25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26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27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28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29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30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21947f" officeooo:paragraph-rsid="0021947f" style:language-asian="zxx" style:country-asian="none" style:language-complex="zxx" style:country-complex="none"/>
    </style:style>
    <style:style style:name="P32" style:family="paragraph" style:parent-style-name="Standard">
      <style:text-properties fo:font-size="15pt" fo:language="zxx" fo:country="none" officeooo:rsid="0021947f" officeooo:paragraph-rsid="0021947f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f47e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da86"/>
    </style:style>
    <style:style style:name="T6" style:family="text">
      <style:text-properties fo:language="ru" fo:country="RU" officeooo:rsid="001c8585"/>
    </style:style>
    <style:style style:name="T7" style:family="text">
      <style:text-properties fo:language="ru" fo:country="RU" officeooo:rsid="001f47e5"/>
    </style:style>
    <style:style style:name="T8" style:family="text">
      <style:text-properties fo:language="ru" fo:country="RU" officeooo:rsid="00234cdd"/>
    </style:style>
    <style:style style:name="T9" style:family="text">
      <style:text-properties fo:language="ru" fo:country="RU" officeooo:rsid="00251958"/>
    </style:style>
    <style:style style:name="T10" style:family="text">
      <style:text-properties officeooo:rsid="000f2bda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officeooo:rsid="000ff5a8"/>
    </style:style>
    <style:style style:name="T13" style:family="text">
      <style:text-properties officeooo:rsid="000e80ff"/>
    </style:style>
    <style:style style:name="T14" style:family="text">
      <style:text-properties officeooo:rsid="000f2ecc"/>
    </style:style>
    <style:style style:name="T15" style:family="text">
      <style:text-properties officeooo:rsid="00110295"/>
    </style:style>
    <style:style style:name="T16" style:family="text">
      <style:text-properties officeooo:rsid="0016d64d"/>
    </style:style>
    <style:style style:name="T17" style:family="text">
      <style:text-properties officeooo:rsid="000f99a4"/>
    </style:style>
    <style:style style:name="T18" style:family="text">
      <style:text-properties officeooo:rsid="00101e7f"/>
    </style:style>
    <style:style style:name="T19" style:family="text">
      <style:text-properties officeooo:rsid="0011c8f7"/>
    </style:style>
    <style:style style:name="T20" style:family="text">
      <style:text-properties officeooo:rsid="00215453"/>
    </style:style>
    <style:style style:name="T21" style:family="text">
      <style:text-properties officeooo:rsid="00227165"/>
    </style:style>
    <style:style style:name="T22" style:family="text">
      <style:text-properties officeooo:rsid="001ef826"/>
    </style:style>
    <style:style style:name="T23" style:family="text">
      <style:text-properties officeooo:rsid="0017db68"/>
    </style:style>
    <style:style style:name="T24" style:family="text">
      <style:text-properties officeooo:rsid="001d81cb"/>
    </style:style>
    <style:style style:name="T25" style:family="text">
      <style:text-properties officeooo:rsid="001ffbd7"/>
    </style:style>
    <style:style style:name="T26" style:family="text">
      <style:text-properties officeooo:rsid="001f47e5"/>
    </style:style>
    <style:style style:name="T27" style:family="text">
      <style:text-properties fo:language="zxx" fo:country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уководство к языку программирования «nom».</text:p>
      <text:p text:style-name="P5"/>
      <text:p text:style-name="P22">Основные сведения.</text:p>
      <text:p text:style-name="P5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<text:span text:style-name="T25">4</text:span>:</text:p>
      <text:p text:style-name="P5"/>
      <text:p text:style-name="P25">nom аргумент1.nom аргумент2.ncp</text:p>
      <text:p text:style-name="P5"/>
      <text:p text:style-name="P5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3">com / .out</text:span> в некоторых других системах).</text:p>
      <text:p text:style-name="P5"/>
      <text:p text:style-name="P6"><text:span text:style-name="T11">Лексемы в nom разделяются на 3 группы:</text:span> </text:p>
      <text:p text:style-name="P6"/>
      <text:p text:style-name="P6"><text:span text:style-name="T11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6"/>
      <text:p text:style-name="P6"><text:span text:style-name="T11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10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6"/>
      <text:p text:style-name="P7"><text:span text:style-name="T11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7"/>
      <text:p text:style-name="P23">Синтаксис языка nom.</text:p>
      <text:p text:style-name="P23"/>
      <text:p text:style-name="P29">Основное правило синтаксиса языка <text:span text:style-name="T27">nom</text:span><text:span text:style-name="T1"> – </text:span>все лексемы разделяются пробелами.</text:p>
      <text:p text:style-name="P7"/>
      <text:p text:style-name="P26">Синтаксис директив и ключевых слов в языке nom:</text:p>
      <text:p text:style-name="P8">Ключевые слова:</text:p>
      <text:p text:style-name="P8">nil<text:tab/>crg<text:tab/>crc<text:tab/>prg<text:tab/>prc<text:tab/>com<text:tab/>put<text:tab/>add <text:tab/>subt<text:tab/><text:span text:style-name="T16">mult<text:tab/>div<text:tab/>cmp</text:span></text:p>
      <text:p text:style-name="P2">push<text:tab/>eject<text:tab/>sum<text:tab/>write</text:p>
      <text:p text:style-name="P8"/>
      <text:p text:style-name="P8">nil – слово-ноль применяется для повышения ясности кода, в ситуациях когда что-либо отсутствует. </text:p>
      <text:p text:style-name="P10">crg – имеет действие аналогичное команде CRG. <text:span text:style-name="T5">В</text:span><text:span text:style-name="T17">ыбор регистра.</text:span></text:p>
      <text:p text:style-name="P10">crc – имеет действие аналогичное команде CRC. <text:span text:style-name="T17">Выбор ячейки.</text:span></text:p>
      <text:p text:style-name="P10">prg – имеет действие аналогичное команде PRG. <text:span text:style-name="T17">Положить данные в нулевую ячейку выбранного регистра.</text:span></text:p>
      <text:p text:style-name="P10">prc – имеет действие аналогичное команде PRC.<text:span text:style-name="T17"> </text:span><text:span text:style-name="T5">П</text:span><text:span text:style-name="T17">оложить данные в <text:s/>выбранную ячейку в выбранный регистр.</text:span></text:p>
      <text:p text:style-name="P10"><text:span text:style-name="T12">com</text:span> – имеет действие аналогичное команде <text:span text:style-name="T12">COM</text:span>. <text:span text:style-name="T18">Использование инструкции с выбранным кодом.</text:span></text:p>
      <text:p text:style-name="P10"><text:soft-page-break/><text:span text:style-name="T12">put </text:span>– имеет действие аналогичное команде <text:span text:style-name="T12">PUT</text:span>. <text:span text:style-name="T18">Вывод значений на экран.</text:span></text:p>
      <text:p text:style-name="P10"><text:span text:style-name="T12">add</text:span> – имеет действие аналогичное команде <text:span text:style-name="T12">ACCADD</text:span>. <text:span text:style-name="T5">У</text:span><text:span text:style-name="T18">величение значения в аккумуляторе на выбранное количество единиц.</text:span></text:p>
      <text:p text:style-name="P10"><text:span text:style-name="T12">subt</text:span> – имеет действие аналогичное команде <text:span text:style-name="T12">ACCSUBT</text:span>. <text:span text:style-name="T5">У</text:span><text:span text:style-name="T18">меньшение значения в аккумуляторе на выбранное количество единиц.</text:span></text:p>
      <text:p text:style-name="P20">mult – имеет действие аналогичное ACCMULT. <text:span text:style-name="T20">Умножение аккумулятора.</text:span></text:p>
      <text:p text:style-name="P20"><text:span text:style-name="T1">d</text:span><text:span text:style-name="T4">iv</text:span> – имеет действие аналогичное ACCDIV. <text:span text:style-name="T21">Деление аккумулятора.</text:span></text:p>
      <text:p text:style-name="P10">c<text:span text:style-name="T12">mp</text:span> – имеет действие аналогичное команде C<text:span text:style-name="T12">MP</text:span>. <text:span text:style-name="T18">Сравнение значений регистров.</text:span></text:p>
      <text:p text:style-name="P12"><text:span text:style-name="T2">i</text:span>nput – имеет действие аналогичное команде INPUT. <text:span text:style-name="T22">Ввод значений с клавиатуры.</text:span></text:p>
      <text:p text:style-name="P2">push – <text:span text:style-name="T4">добавление нового элемента в стек.</text:span></text:p>
      <text:p text:style-name="P2">eject – <text:span text:style-name="T4">извлечение головного элемента из стека.</text:span></text:p>
      <text:p text:style-name="P2">sum – <text:span text:style-name="T4">суммирование всех элементов стека.</text:span></text:p>
      <text:p text:style-name="P2">write – <text:span text:style-name="T4">вывод головного элемента стека.</text:span></text:p>
      <text:p text:style-name="P9"/>
      <text:p text:style-name="P13">Директивы:</text:p>
      <text:p text:style-name="P13">.jump <text:s text:c="3"/><text:span text:style-name="T14">.</text:span>point <text:s text:c="3"/>.deb <text:s text:c="3"/>.main <text:s text:c="3"/>.restart <text:s text:c="3"/>.quit <text:s text:c="3"/>.clear <text:s text:c="3"/>.goback <text:s text:c="3"/>.end</text:p>
      <text:p text:style-name="P13"/>
      <text:p text:style-name="P15">.jump – имеет действие аналогичное команде GJP. <text:span text:style-name="T17">Перейти к JPT с выбранным кодом.</text:span></text:p>
      <text:p text:style-name="P15">.point – имеет действие аналогичное команде JPT. <text:span text:style-name="T19">Создаёт метку.</text:span></text:p>
      <text:p text:style-name="P16">.deb – имеет действие аналогичное команде DEB. <text:span text:style-name="T19">Выводит номер читаемой ячейки памяти.</text:span></text:p>
      <text:p text:style-name="P16">.main – имеет действие аналогичное команде MAIN. <text:span text:style-name="T6">У</text:span><text:span text:style-name="T18">казывает на начало программы.</text:span></text:p>
      <text:p text:style-name="P16">.restart – имеет действие аналогичное команде RESTART. <text:span text:style-name="T18">Начинает исполнение программы сызнова.</text:span></text:p>
      <text:p text:style-name="P16">.<text:span text:style-name="T15">quit </text:span>– имеет действие аналогичное команде <text:span text:style-name="T15">QUIT</text:span>. <text:span text:style-name="T18">Завершает выполнение программы.</text:span></text:p>
      <text:p text:style-name="P16">.<text:span text:style-name="T15">clear </text:span>– имеет действие аналогичное команде <text:span text:style-name="T15">CLEAR</text:span>. <text:span text:style-name="T6">С</text:span><text:span text:style-name="T18">тирает код программы из памяти.</text:span></text:p>
      <text:p text:style-name="P16">.<text:span text:style-name="T15">goback </text:span>– имеет действие аналогичное команде <text:span text:style-name="T15">GOBACK</text:span>. <text:span text:style-name="T18">Возвращает выполнение программы в изначальную точку.</text:span></text:p>
      <text:p text:style-name="P16">.<text:span text:style-name="T15">end </text:span>– имеет действие аналогичное команде <text:span text:style-name="T15">END</text:span>. <text:span text:style-name="T23">Конец программы.</text:span></text:p>
      <text:p text:style-name="P14"/>
      <text:p text:style-name="P11">Флаги:</text:p>
      <text:p text:style-name="P11">_stdi<text:tab/>_stda<text:tab/>_stdc<text:tab/>_cwr<text:tab/>_vwr<text:tab/>_all<text:tab/>_acc<text:tab/>_cacc</text:p>
      <text:p text:style-name="P11">_stdi – указывает на то что данные это число из регистра.</text:p>
      <text:p text:style-name="P11">_stda – указывает на то что данные это адрес из регистра.</text:p>
      <text:p text:style-name="P11">_stdc – указывает на то что данные это символ из регистра.</text:p>
      <text:p text:style-name="P11">_cwr – указывает на то что данные это символ, не связанный с регистром.</text:p>
      <text:p text:style-name="P11">_vwr – указывает на то что данные это число, не связанное с регистром.</text:p>
      <text:p text:style-name="P11">_all – специальный флаг применяемый к .clear.</text:p>
      <text:p text:style-name="P11">_acc – флаг указывающий на то что данные это число из аккумулятора.</text:p>
      <text:p text:style-name="P11">_сacc – флаг указывающий на то что данные это символ из аккумулятора.</text:p>
      <text:p text:style-name="P11">_<text:span text:style-name="T24">num – флаг указывающий на то что данные это число связанное со стеком. </text:span></text:p>
      <text:p text:style-name="P21">_sym – флаг указывающий на то что данные это символ связанный со стеком.</text:p>
      <text:p text:style-name="P21">_<text:span text:style-name="T3">stack – </text:span><text:span text:style-name="T7">флаг указывающий на то что данные это головной элемент стека.</text:span></text:p>
      <text:p text:style-name="P3">&gt;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gt;=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=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lt;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lt;=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14"/>
      <text:p text:style-name="P27">Синтаксис программ:</text:p>
      <text:p text:style-name="P17"/>
      <text:p text:style-name="P17">.main – Начало программы</text:p>
      <text:p text:style-name="P17">[основной код программы]</text:p>
      <text:p text:style-name="P17"><text:soft-page-break/>.end – Конец программы</text:p>
      <text:p text:style-name="P17"/>
      <text:p text:style-name="P17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7"/>
      <text:p text:style-name="P28">Комментарии:</text:p>
      <text:p text:style-name="P28"/>
      <text:p text:style-name="P18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8"/>
      <text:p text:style-name="P18">* Hi, how are you? *</text:p>
      <text:p text:style-name="P18"/>
      <text:p text:style-name="P18">Компилятор не выдаст ошибки потому что сообщение «Hi, how are you?» обрамляется (*), а значит является комментарием.</text:p>
      <text:p text:style-name="P18"/>
      <text:p text:style-name="P32">Процедуры в языке nom</text:p>
      <text:p text:style-name="P31">Для реализации процедур в языке nom используются директивы (.jump), (.point), (.goback) первые две позволяют совершить переход к самой процедуре, а третья позволяет покинуть процедуру и вернуться в место её вызова. <text:span text:style-name="T4">Процедура </text:span><text:span text:style-name="T8">может</text:span><text:span text:style-name="T4"> размещаться ниже того кода который её вызывает </text:span><text:span text:style-name="T8">либо выше</text:span><text:span text:style-name="T4">. </text:span><text:span text:style-name="T9">Крайне не советуем размещать одну процедуру внутри другой.</text:span></text:p>
      <text:p text:style-name="P18"/>
      <text:p text:style-name="P24">Замечания по поводу применения языка nom</text:p>
      <text:p text:style-name="P19"/>
      <text:p text:style-name="P19">Не стоит использовать nom в сложных проектах, так-как этот язык является подобием ассемблера для TVM, и не предназначен для написания полноценных программ. Его можно использовать в каких-либо низкоуровневых программах, например драйверах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4-23T07:37:22.171000000</dc:date>
    <meta:editing-duration>PT1H20M34S</meta:editing-duration>
    <meta:editing-cycles>18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74" meta:word-count="887" meta:character-count="6295" meta:non-whitespace-character-count="5401"/>
  </office:meta>
</office:document-meta>
</file>